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2" style:family="graphic" style:parent-style-name="standard">
      <style:graphic-properties svg:stroke-width="0cm" draw:fill="solid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1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3cm" svg:stroke-color="#000000" draw:marker-start-width="0.3cm" draw:marker-start-center="false" draw:marker-end="Arrow" draw:marker-end-width="0.3cm" draw:marker-end-center="false" draw:fill="none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3cm" svg:stroke-color="#000000" draw:marker-start-width="0.09cm" draw:marker-start-center="false" draw:marker-end="Rounded_20_short_20_Arrow" draw:marker-end-width="0.101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72cm" fo:min-width="1.644cm" fo:padding-top="0.087cm" fo:padding-bottom="0.087cm" fo:padding-left="0.212cm" fo:padding-right="0.212cm"/>
    </style:style>
    <style:style style:name="gr22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099cm" fo:padding-bottom="0.099cm" fo:padding-left="0.224cm" fo:padding-right="0.224cm"/>
    </style:style>
    <style:style style:name="gr2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6.749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11cm" svg:height="0.072cm" svg:x="6.952cm" svg:y="1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111cm" svg:height="0.072cm" svg:x="6.952cm" svg:y="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7.014cm" svg:y1="0.264cm" svg:x2="7.643cm" svg:y2="0.264cm">
          <text:p/>
        </draw:line>
        <draw:line draw:style-name="gr3" draw:text-style-name="P1" draw:layer="layout" svg:x1="7.003cm" svg:y1="2.835cm" svg:x2="7.003cm" svg:y2="1.849cm">
          <text:p/>
        </draw:line>
        <draw:line draw:style-name="gr3" draw:text-style-name="P1" draw:layer="layout" svg:x1="7.003cm" svg:y1="2.824cm" svg:x2="7.632cm" svg:y2="2.824cm">
          <text:p/>
        </draw:line>
        <draw:g>
          <draw:ellipse draw:style-name="gr4" draw:text-style-name="P2" draw:layer="layout" svg:width="-0.189cm" svg:height="-0.419cm" svg:x="6.409cm" svg:y="1.863cm" draw:kind="arc" draw:start-angle="180.43" draw:end-angle="0.26">
            <text:p/>
          </draw:ellipse>
          <draw:ellipse draw:style-name="gr5" draw:text-style-name="P2" draw:layer="layout" svg:width="-0.189cm" svg:height="-0.419cm" svg:x="6.22cm" svg:y="1.863cm" draw:kind="arc" draw:start-angle="180.43" draw:end-angle="0.26">
            <text:p/>
          </draw:ellipse>
          <draw:ellipse draw:style-name="gr6" draw:text-style-name="P2" draw:layer="layout" svg:width="-0.189cm" svg:height="-0.42cm" svg:x="6.032cm" svg:y="1.863cm" draw:kind="arc" draw:start-angle="180.43" draw:end-angle="0.26">
            <text:p/>
          </draw:ellipse>
          <draw:ellipse draw:style-name="gr7" draw:text-style-name="P2" draw:layer="layout" svg:width="-0.19cm" svg:height="-0.419cm" svg:x="5.844cm" svg:y="1.863cm" draw:kind="arc" draw:start-angle="180.43" draw:end-angle="0.26">
            <text:p/>
          </draw:ellipse>
          <draw:line draw:style-name="gr8" draw:text-style-name="P2" draw:layer="layout" svg:x1="5.654cm" svg:y1="1.654cm" svg:x2="5.538cm" svg:y2="1.654cm">
            <text:p/>
          </draw:line>
          <draw:line draw:style-name="gr9" draw:text-style-name="P2" draw:layer="layout" svg:x1="6.525cm" svg:y1="1.654cm" svg:x2="6.409cm" svg:y2="1.654cm">
            <text:p/>
          </draw:line>
        </draw:g>
        <draw:line draw:style-name="gr3" draw:text-style-name="P1" draw:layer="layout" svg:x1="6.525cm" svg:y1="1.646cm" svg:x2="6.525cm" svg:y2="2.144cm">
          <text:p/>
        </draw:line>
        <draw:line draw:style-name="gr3" draw:text-style-name="P1" draw:layer="layout" svg:x1="5.54cm" svg:y1="1.646cm" svg:x2="5.54cm" svg:y2="2.144cm">
          <text:p/>
        </draw:line>
        <draw:frame draw:style-name="gr10" draw:text-style-name="P4" draw:layer="layout" svg:width="1.992cm" svg:height="0.835cm" svg:x="4.869cm" svg:y="0.66cm">
          <draw:text-box>
            <text:p text:style-name="P3"><text:span text:style-name="T1">میدانی لچھا</text:span></text:p>
          </draw:text-box>
        </draw:frame>
        <draw:frame draw:style-name="gr10" draw:text-style-name="P4" draw:layer="layout" svg:width="2.475cm" svg:height="0.835cm" svg:x="4.551cm" svg:y="2.174cm">
          <draw:text-box>
            <text:p text:style-name="P3"><text:span text:style-name="T1">بیرونی برقی دباؤ</text:span></text:p>
          </draw:text-box>
        </draw:frame>
        <draw:line draw:style-name="gr3" draw:text-style-name="P1" draw:layer="layout" svg:x1="7.003cm" svg:y1="1.24cm" svg:x2="7.003cm" svg:y2="0.254cm">
          <text:p/>
        </draw:line>
        <draw:custom-shape draw:style-name="gr1" draw:text-style-name="P1" draw:layer="layout" svg:width="0.508cm" svg:height="0.508cm" svg:x="1.635cm" svg:y="1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11cm" svg:height="0.072cm" svg:x="1.838cm" svg:y="1.2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111cm" svg:height="0.072cm" svg:x="1.838cm" svg:y="1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898cm" svg:y1="0.272cm" svg:x2="3.381cm" svg:y2="0.272cm">
          <text:p/>
        </draw:line>
        <draw:line draw:style-name="gr3" draw:text-style-name="P1" draw:layer="layout" svg:x1="1.889cm" svg:y1="2.843cm" svg:x2="1.889cm" svg:y2="1.857cm">
          <text:p/>
        </draw:line>
        <draw:line draw:style-name="gr3" draw:text-style-name="P1" draw:layer="layout" svg:x1="1.888cm" svg:y1="2.842cm" svg:x2="3.38cm" svg:y2="2.842cm">
          <text:p/>
        </draw:line>
        <draw:g>
          <draw:ellipse draw:style-name="gr11" draw:text-style-name="P2" draw:layer="layout" svg:width="0.189cm" svg:height="0.419cm" draw:transform="rotate (-1.57079632679579) translate (2.989cm 1.566cm)" draw:kind="arc" draw:start-angle="180.43" draw:end-angle="0.26">
            <text:p/>
          </draw:ellipse>
          <draw:ellipse draw:style-name="gr12" draw:text-style-name="P2" draw:layer="layout" svg:width="0.189cm" svg:height="0.419cm" draw:transform="rotate (-1.57079632679579) translate (2.989cm 1.755cm)" draw:kind="arc" draw:start-angle="180.43" draw:end-angle="0.26">
            <text:p/>
          </draw:ellipse>
          <draw:ellipse draw:style-name="gr13" draw:text-style-name="P2" draw:layer="layout" svg:width="0.189cm" svg:height="0.42cm" draw:transform="rotate (-1.57079632679579) translate (2.989cm 1.943cm)" draw:kind="arc" draw:start-angle="180.43" draw:end-angle="0.26">
            <text:p/>
          </draw:ellipse>
          <draw:ellipse draw:style-name="gr14" draw:text-style-name="P2" draw:layer="layout" svg:width="0.19cm" svg:height="0.419cm" draw:transform="rotate (-1.57079632679579) translate (2.989cm 2.131cm)" draw:kind="arc" draw:start-angle="180.43" draw:end-angle="0.26">
            <text:p/>
          </draw:ellipse>
          <draw:line draw:style-name="gr15" draw:text-style-name="P2" draw:layer="layout" svg:x1="2.78cm" svg:y1="2.321cm" svg:x2="2.78cm" svg:y2="2.437cm">
            <text:p/>
          </draw:line>
          <draw:line draw:style-name="gr16" draw:text-style-name="P2" draw:layer="layout" svg:x1="2.78cm" svg:y1="1.45cm" svg:x2="2.78cm" svg:y2="1.566cm">
            <text:p/>
          </draw:line>
        </draw:g>
        <draw:frame draw:style-name="gr10" draw:text-style-name="P4" draw:layer="layout" svg:width="1.29cm" svg:height="1.495cm" svg:x="2.692cm" svg:y="1.155cm">
          <draw:text-box>
            <text:p text:style-name="P3"><text:span text:style-name="T1">میدانی</text:span></text:p>
            <text:p text:style-name="P3"><text:span text:style-name="T1"><text:s/></text:span><text:span text:style-name="T1">لچھا</text:span></text:p>
          </draw:text-box>
        </draw:frame>
        <draw:line draw:style-name="gr3" draw:text-style-name="P1" draw:layer="layout" svg:x1="1.889cm" svg:y1="1.248cm" svg:x2="1.889cm" svg:y2="0.262cm">
          <text:p/>
        </draw:line>
        <draw:g>
          <draw:glue-point draw:id="4" svg:x="-2.136cm" svg:y="-5.375cm"/>
          <draw:glue-point draw:id="5" svg:x="-2.136cm" svg:y="5.375cm"/>
          <draw:rect draw:style-name="gr17" draw:text-style-name="P5" draw:layer="layout" svg:width="0.204cm" svg:height="0.502cm" svg:x="2.679cm" svg:y="0.806cm">
            <text:p/>
          </draw:rect>
          <draw:line draw:style-name="gr18" draw:text-style-name="P5" draw:layer="layout" svg:x1="2.78cm" svg:y1="1.304cm" svg:x2="2.78cm" svg:y2="1.454cm">
            <text:p/>
          </draw:line>
          <draw:line draw:style-name="gr19" draw:text-style-name="P5" draw:layer="layout" svg:x1="2.78cm" svg:y1="0.806cm" svg:x2="2.78cm" svg:y2="0.654cm">
            <text:p/>
          </draw:line>
          <draw:line draw:style-name="gr20" draw:text-style-name="P5" draw:layer="layout" svg:x1="3.03cm" svg:y1="1.056cm" svg:x2="2.88cm" svg:y2="1.056cm">
            <text:p/>
          </draw:line>
        </draw:g>
        <draw:line draw:style-name="gr3" draw:text-style-name="P1" draw:layer="layout" svg:x1="2.782cm" svg:y1="2.437cm" svg:x2="2.782cm" svg:y2="2.843cm">
          <text:p/>
        </draw:line>
        <draw:line draw:style-name="gr3" draw:text-style-name="P1" draw:layer="layout" svg:x1="3.026cm" svg:y1="1.055cm" svg:x2="3.026cm" svg:y2="0.272cm">
          <text:p/>
        </draw:line>
        <draw:frame draw:style-name="gr21" draw:text-style-name="P4" draw:layer="layout" svg:width="2.204cm" svg:height="0.846cm" svg:x="6.197cm" svg:y="2.862cm">
          <draw:text-box>
            <text:p text:style-name="P3"><text:span text:style-name="T1">بیرونی ہیجان</text:span></text:p>
          </draw:text-box>
        </draw:frame>
        <draw:frame draw:style-name="gr10" draw:text-style-name="P4" draw:layer="layout" svg:width="2.026cm" svg:height="0.835cm" svg:x="1.737cm" svg:y="2.934cm">
          <draw:text-box>
            <text:p text:style-name="P3"><text:span text:style-name="T1">خود ہیجان</text:span></text:p>
          </draw:text-box>
        </draw:frame>
        <draw:frame draw:style-name="gr10" draw:text-style-name="P4" draw:layer="layout" svg:width="1.734cm" svg:height="0.835cm" svg:x="7.115cm" svg:y="1.166cm">
          <draw:text-box>
            <text:p text:style-name="P3"><text:span text:style-name="T1">قوی لچھا</text:span></text:p>
          </draw:text-box>
        </draw:frame>
        <draw:frame draw:style-name="gr10" draw:text-style-name="P4" draw:layer="layout" svg:width="1.734cm" svg:height="0.835cm" svg:x="0.033cm" svg:y="1.229cm">
          <draw:text-box>
            <text:p text:style-name="P3"><text:span text:style-name="T1">قوی لچھا</text:span></text:p>
          </draw:text-box>
        </draw:frame>
        <draw:line draw:style-name="gr22" draw:text-style-name="P1" draw:layer="layout" svg:x1="6.108cm" svg:y1="1.88cm" svg:x2="6.108cm" svg:y2="2.398cm">
          <text:p/>
        </draw:line>
        <draw:line draw:style-name="gr23" draw:text-style-name="P1" draw:layer="layout" svg:x1="5.997cm" svg:y1="1.971cm" svg:x2="5.997cm" svg:y2="2.316cm">
          <text:p/>
        </draw:line>
        <draw:line draw:style-name="gr3" draw:text-style-name="P1" draw:layer="layout" svg:x1="5.54cm" svg:y1="2.134cm" svg:x2="5.977cm" svg:y2="2.134cm">
          <text:p/>
        </draw:line>
        <draw:line draw:style-name="gr3" draw:text-style-name="P1" draw:layer="layout" svg:x1="6.109cm" svg:y1="2.144cm" svg:x2="6.526cm" svg:y2="2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